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.0049in" fo:margin-top="0in" fo:margin-bottom="0in" table:align="left" style:writing-mode="lr-tb"/>
    </style:style>
    <style:style style:name="Table1.A" style:family="table-column">
      <style:table-column-properties style:column-width="1.625in"/>
    </style:style>
    <style:style style:name="Table1.1" style:family="table-row">
      <style:table-row-properties style:min-row-height="0.2813in" fo:keep-together="auto"/>
    </style:style>
    <style:style style:name="Table1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.2" style:family="table-row">
      <style:table-row-properties style:min-row-height="0.4167in" fo:keep-together="auto"/>
    </style:style>
    <style:style style:name="Table7" style:family="table">
      <style:table-properties style:width="6.5in" fo:margin-left="0.0049in" fo:margin-top="0in" fo:margin-bottom="0in" table:align="left" style:writing-mode="lr-tb"/>
    </style:style>
    <style:style style:name="Table7.A" style:family="table-column">
      <style:table-column-properties style:column-width="1.625in"/>
    </style:style>
    <style:style style:name="Table7.1" style:family="table-row">
      <style:table-row-properties style:min-row-height="0.2813in" fo:keep-together="auto"/>
    </style:style>
    <style:style style:name="Table7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7.2" style:family="table-row">
      <style:table-row-properties style:min-row-height="0.4167in" fo:keep-together="auto"/>
    </style:style>
    <style:style style:name="Table4" style:family="table">
      <style:table-properties style:width="6.5in" fo:margin-left="0.0049in" fo:margin-top="0in" fo:margin-bottom="0in" table:align="left" style:writing-mode="lr-tb"/>
    </style:style>
    <style:style style:name="Table4.A" style:family="table-column">
      <style:table-column-properties style:column-width="1.625in"/>
    </style:style>
    <style:style style:name="Table4.1" style:family="table-row">
      <style:table-row-properties style:min-row-height="0.2813in" fo:keep-together="auto"/>
    </style:style>
    <style:style style:name="Table4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4.2" style:family="table-row">
      <style:table-row-properties style:min-row-height="0.4167in" fo:keep-together="auto"/>
    </style:style>
    <style:style style:name="Table5" style:family="table">
      <style:table-properties style:width="6.5in" fo:margin-left="0.0049in" fo:margin-top="0in" fo:margin-bottom="0in" table:align="left" style:writing-mode="lr-tb"/>
    </style:style>
    <style:style style:name="Table5.A" style:family="table-column">
      <style:table-column-properties style:column-width="1.625in"/>
    </style:style>
    <style:style style:name="Table5.1" style:family="table-row">
      <style:table-row-properties style:min-row-height="0.2604in" fo:keep-together="auto"/>
    </style:style>
    <style:style style:name="Table5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5.2" style:family="table-row">
      <style:table-row-properties style:min-row-height="0.4167in" fo:keep-together="auto"/>
    </style:style>
    <style:style style:name="Table5.3" style:family="table-row">
      <style:table-row-properties style:min-row-height="0.2813in" fo:keep-together="auto"/>
    </style:style>
    <style:style style:name="Table6" style:family="table">
      <style:table-properties style:width="6.5104in" fo:margin-left="0.0049in" fo:margin-top="0in" fo:margin-bottom="0in" table:align="left" style:writing-mode="lr-tb"/>
    </style:style>
    <style:style style:name="Table6.A" style:family="table-column">
      <style:table-column-properties style:column-width="1.625in"/>
    </style:style>
    <style:style style:name="Table6.D" style:family="table-column">
      <style:table-column-properties style:column-width="1.6354in"/>
    </style:style>
    <style:style style:name="Table6.1" style:family="table-row">
      <style:table-row-properties style:min-row-height="0.2604in" fo:keep-together="auto"/>
    </style:style>
    <style:style style:name="Table6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6.2" style:family="table-row">
      <style:table-row-properties style:min-row-height="0.4167in" fo:keep-together="auto"/>
    </style:style>
    <style:style style:name="Table6.3" style:family="table-row">
      <style:table-row-properties style:min-row-height="0.2813in" fo:keep-together="auto"/>
    </style:style>
    <style:style style:name="Table8" style:family="table">
      <style:table-properties style:width="6.5104in" fo:margin-left="0.0049in" fo:margin-top="0in" fo:margin-bottom="0in" table:align="left" style:writing-mode="lr-tb"/>
    </style:style>
    <style:style style:name="Table8.A" style:family="table-column">
      <style:table-column-properties style:column-width="1.625in"/>
    </style:style>
    <style:style style:name="Table8.D" style:family="table-column">
      <style:table-column-properties style:column-width="1.6354in"/>
    </style:style>
    <style:style style:name="Table8.1" style:family="table-row">
      <style:table-row-properties style:min-row-height="0.2604in" fo:keep-together="auto"/>
    </style:style>
    <style:style style:name="Table8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8.2" style:family="table-row">
      <style:table-row-properties style:min-row-height="0.4167in" fo:keep-together="auto"/>
    </style:style>
    <style:style style:name="Table8.3" style:family="table-row">
      <style:table-row-properties style:min-row-height="0.2813in" fo:keep-together="auto"/>
    </style:style>
    <style:style style:name="Table9" style:family="table">
      <style:table-properties style:width="6.5104in" fo:margin-left="0.0049in" fo:margin-top="0in" fo:margin-bottom="0in" table:align="left" style:writing-mode="lr-tb"/>
    </style:style>
    <style:style style:name="Table9.A" style:family="table-column">
      <style:table-column-properties style:column-width="1.625in"/>
    </style:style>
    <style:style style:name="Table9.D" style:family="table-column">
      <style:table-column-properties style:column-width="1.6354in"/>
    </style:style>
    <style:style style:name="Table9.1" style:family="table-row">
      <style:table-row-properties style:min-row-height="0.2604in" fo:keep-together="auto"/>
    </style:style>
    <style:style style:name="Table9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9.2" style:family="table-row">
      <style:table-row-properties style:min-row-height="0.4167in" fo:keep-together="auto"/>
    </style:style>
    <style:style style:name="Table9.3" style:family="table-row">
      <style:table-row-properties style:min-row-height="0.2813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 style:join-border="false"/>
      <style:text-properties officeooo:paragraph-rsid="001cb773"/>
    </style:style>
    <style:style style:name="P2" style:family="paragraph" style:parent-style-name="Standard">
      <style:text-properties officeooo:paragraph-rsid="001cb773"/>
    </style:style>
    <style:style style:name="P3" style:family="paragraph" style:parent-style-name="Standard">
      <style:text-properties officeooo:rsid="001cb773" officeooo:paragraph-rsid="001cb773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 style:join-border="false"/>
      <style:text-properties officeooo:rsid="001cb773" officeooo:paragraph-rsid="001cb773"/>
    </style:style>
    <style:style style:name="P5" style:family="paragraph" style:parent-style-name="Standard">
      <style:text-properties officeooo:rsid="001cb773" officeooo:paragraph-rsid="001eb6bc"/>
    </style:style>
    <style:style style:name="P6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cb773" officeooo:paragraph-rsid="001eb6b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7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fo:font-weight="normal" officeooo:rsid="001eb6bc" officeooo:paragraph-rsid="001eb6bc" style:letter-kerning="false" style:font-name-asian="Arial1" style:font-size-asian="11pt" style:language-asian="en" style:country-asian="US" style:font-weight-asian="normal" style:font-name-complex="Arial1" style:font-size-complex="11pt" style:language-complex="ar" style:country-complex="SA" style:font-weight-complex="normal"/>
    </style:style>
    <style:style style:name="P8" style:family="paragraph" style:parent-style-name="Standard">
      <style:text-properties officeooo:paragraph-rsid="001eb6bc"/>
    </style:style>
    <style:style style:name="P9" style:family="paragraph" style:parent-style-name="Standard">
      <style:text-properties officeooo:rsid="001eb6bc" officeooo:paragraph-rsid="001eb6bc"/>
    </style:style>
    <style:style style:name="P10" style:family="paragraph" style:parent-style-name="Heading_20_2" style:master-page-name="Standard">
      <style:paragraph-properties style:page-number="1"/>
    </style:style>
    <style:style style:name="P11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style:font-name="Arial" fo:font-size="11pt" fo:language="en" fo:country="US" officeooo:paragraph-rsid="001cb773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style:font-name="Arial" fo:font-size="11pt" fo:language="en" fo:country="US" officeooo:paragraph-rsid="001eb6b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4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cb773" officeooo:paragraph-rsid="001cb773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5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cb773" officeooo:paragraph-rsid="001eb6b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6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eb6bc" officeooo:paragraph-rsid="001eb6b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7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language="en" fo:country="US" officeooo:paragraph-rsid="001cb773"/>
    </style:style>
    <style:style style:name="P18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language="en" fo:country="US" officeooo:rsid="001cb773" officeooo:paragraph-rsid="001cb773"/>
    </style:style>
    <style:style style:name="P19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language="en" fo:country="US" officeooo:rsid="001cb773" officeooo:paragraph-rsid="001eb6bc"/>
    </style:style>
    <style:style style:name="P20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language="en" fo:country="US" officeooo:rsid="001eb6bc" officeooo:paragraph-rsid="001eb6bc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 style:join-border="false"/>
      <style:text-properties officeooo:rsid="001cb773" officeooo:paragraph-rsid="001cb773"/>
    </style:style>
    <style:style style:name="P22" style:family="paragraph" style:parent-style-name="Standard">
      <style:text-properties officeooo:paragraph-rsid="001eb6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643" style:font-weight-asian="bold" style:font-weight-complex="bold"/>
    </style:style>
    <style:style style:name="T3" style:family="text">
      <style:text-properties fo:font-weight="bold" officeooo:rsid="001eb6bc" style:font-weight-asian="bold" style:font-weight-complex="bold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Arial" fo:font-size="11pt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6" style:family="text">
      <style:text-properties fo:color="#000000" loext:opacity="100%" style:font-name="Arial" fo:font-size="11pt" officeooo:rsid="001cb773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7" style:family="text">
      <style:text-properties fo:color="#000000" loext:opacity="100%" style:font-name="Arial" fo:font-size="11pt" officeooo:rsid="001eb6b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8" style:family="text">
      <style:text-properties officeooo:rsid="001cb773"/>
    </style:style>
    <style:style style:name="T9" style:family="text">
      <style:text-properties officeooo:rsid="001eb6b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232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<text:bookmark text:name="_uc3adfffxb4n"/><text:span text:style-name="T1">Use case</text:span><text:span text:style-name="T2">s Bug Management System</text:span><text:span text:style-name="T1"/></text:h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11"><text:span text:style-name="T4">ID and name</text:span><text:span text:style-name="T4"/></text:p>
          </table:table-cell>
          <table:table-cell table:style-name="Table1.A1" table:number-columns-spanned="3" office:value-type="string">
            <text:p text:style-name="P14">UC-1 Add a new bug<text:span text:style-name="T4"/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1"><text:span text:style-name="T4">Primary actor</text:span><text:span text:style-name="T4"/></text:p>
          </table:table-cell>
          <table:table-cell table:style-name="Table1.A1" office:value-type="string">
            <text:p text:style-name="P14">Tester<text:span text:style-name="T4"/></text:p>
          </table:table-cell>
          <table:table-cell table:style-name="Table1.A1" office:value-type="string">
            <text:p text:style-name="P11"><text:span text:style-name="T4">Secondary actors</text:span><text:span text:style-name="T4"/>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1"><text:span text:style-name="T4">Description</text:span><text:span text:style-name="T4"/></text:p>
          </table:table-cell>
          <table:table-cell table:style-name="Table1.A1" table:number-columns-spanned="3" office:value-type="string">
            <text:p text:style-name="P17"><text:span text:style-name="T6">A tester wants to report a new bug. He log in to the bug management system and reports the new bug </text:span><text:bookmark text:name="tw-target-text"/>specifying <text:span text:style-name="T8">a name, description and priority(low, medium, high) of the bug. After report, all logged in programmers must see the new bug appear in their window.</text:span><text:span text:style-name="T4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1"><text:span text:style-name="T4">Trigger</text:span><text:span text:style-name="T4"/></text:p>
          </table:table-cell>
          <table:table-cell table:style-name="Table1.A1" table:number-columns-spanned="3" office:value-type="string">
            <text:p text:style-name="P14">The tester wants to report a new bug.<text:span text:style-name="T4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1"><text:span text:style-name="T4">Preconditions</text:span><text:span text:style-name="T4"/></text:p>
          </table:table-cell>
          <table:table-cell table:style-name="Table1.A1" table:number-columns-spanned="3" office:value-type="string">
            <text:p text:style-name="P14">PRE-1 The tester is logged in into Bug management system.<text:span text:style-name="T4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1"><text:span text:style-name="T4">Postconditions</text:span><text:span text:style-name="T4"/></text:p>
          </table:table-cell>
          <table:table-cell table:style-name="Table1.A1" table:number-columns-spanned="3" office:value-type="string">
            <text:p text:style-name="P14">POST-1 The new reported bug is into system with status: UNRESOLVED.<text:span text:style-name="T4"/></text:p>
            <text:p text:style-name="P14">POST-2 All windows of the logged in programmers must be updated to display the new bug.<text:span text:style-name="T4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1"><text:span text:style-name="T4">Normal flow</text:span><text:span text:style-name="T4"/></text:p>
          </table:table-cell>
          <table:table-cell table:style-name="Table1.A1" table:number-columns-spanned="3" office:value-type="string">
            <text:p text:style-name="P14">1. On the main window of the app there is a list of all bugs and a bug submit form.<text:span text:style-name="T4"/></text:p>
            <text:p text:style-name="P14">2. The tester enter the name, description and priority of the bug.<text:span text:style-name="T4"/></text:p>
            <text:p text:style-name="P14">2. He presses on “add new bug” button.<text:span text:style-name="T4"/></text:p>
            <text:p text:style-name="P14">3. A new confirmation window with 2 buttons(“Cancel and Confirm”) is displayed.<text:span text:style-name="T4"/></text:p>
            <text:p text:style-name="P14">4. If the tester presses “Confirm” button then continue with the Normal flow. If the tester presses “Cancel” button then GO TO step 2.<text:span text:style-name="T4"/></text:p>
            <text:p text:style-name="P14">5. The list with bugs is updated and new new bug id added to the list.<text:span text:style-name="T4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1"><text:span text:style-name="T4">Alternative flows</text:span><text:span text:style-name="T4"/></text:p>
          </table:table-cell>
          <table:table-cell table:style-name="Table1.A1" table:number-columns-spanned="3" office:value-type="string">
            <text:p text:style-name="P14">1. The tester presses “Cancel” button in the confirmation window.<text:span text:style-name="T4"/></text:p>
            <text:p text:style-name="P14"><text:s text:c="3"/>Return to step 2 of Normal Flow.<text:span text:style-name="T4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1"><text:span text:style-name="T4">Exceptions</text:span><text:span text:style-name="T4"/></text:p>
          </table:table-cell>
          <table:table-cell table:style-name="Table1.A1" table:number-columns-spanned="3" office:value-type="string">
            <text:p text:style-name="P14">1. The name, description or priority are empty. (tester input is incorrect).<text:span text:style-name="T4"/></text:p>
          </table:table-cell>
          <table:covered-table-cell/>
          <table:covered-table-cell/>
        </table:table-row>
      </table:table>
      <text:p text:style-name="Standard"/>
      <text:p text:style-name="Standard"><text:soft-page-break/></text:p>
      <text:p text:style-name="P2"/>
      <table:table table:name="Table7" table:style-name="Table7">
        <table:table-column table:style-name="Table7.A" table:number-columns-repeated="4"/>
        <table:table-row table:style-name="Table7.1">
          <table:table-cell table:style-name="Table7.A1" office:value-type="string">
            <text:p text:style-name="P12"><text:span text:style-name="T4">ID and name</text:span><text:span text:style-name="T4"/></text:p>
          </table:table-cell>
          <table:table-cell table:style-name="Table7.A1" table:number-columns-spanned="3" office:value-type="string">
            <text:p text:style-name="P14">UC-2 Programmer resolves the bug.<text:span text:style-name="T4"/></text:p>
          </table:table-cell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12"><text:span text:style-name="T4">Primary actor</text:span><text:span text:style-name="T4"/></text:p>
          </table:table-cell>
          <table:table-cell table:style-name="Table7.A1" office:value-type="string">
            <text:p text:style-name="P14">Programmer<text:span text:style-name="T4"/></text:p>
          </table:table-cell>
          <table:table-cell table:style-name="Table7.A1" office:value-type="string">
            <text:p text:style-name="P12"><text:span text:style-name="T4">Secondary actors</text:span><text:span text:style-name="T4"/></text:p>
          </table:table-cell>
          <table:table-cell table:style-name="Table7.A1" office:value-type="string">
            <text:p text:style-name="P14"/>
          </table:table-cell>
        </table:table-row>
        <table:table-row table:style-name="Table7.1">
          <table:table-cell table:style-name="Table7.A1" office:value-type="string">
            <text:p text:style-name="P12"><text:span text:style-name="T4">Description</text:span><text:span text:style-name="T4"/></text:p>
          </table:table-cell>
          <table:table-cell table:style-name="Table7.A1" table:number-columns-spanned="3" office:value-type="string">
            <text:p text:style-name="P18">The programmer resolves the bug and wants to report this. He log in<text:span text:style-name="T4"/></text:p>
            <text:p text:style-name="P18">into the <text:span text:style-name="T5">Bug management system and selects a the bug he solved.</text:span><text:span text:style-name="T4"/></text:p>
            <text:p text:style-name="P19"><text:span text:style-name="T5">After pressing the “Resolved” button, the </text:span><text:span text:style-name="T7">selected</text:span><text:span text:style-name="T5"> bug status become “RESOLVED” and the bug is eliminated from the bug list.</text:span><text:span text:style-name="T4"/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2"><text:span text:style-name="T4">Trigger</text:span><text:span text:style-name="T4"/></text:p>
          </table:table-cell>
          <table:table-cell table:style-name="Table7.A1" table:number-columns-spanned="3" office:value-type="string">
            <text:p text:style-name="P14">The programmer wants to mark a bug as solved.<text:span text:style-name="T4"/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2"><text:span text:style-name="T4">Preconditions</text:span><text:span text:style-name="T4"/></text:p>
          </table:table-cell>
          <table:table-cell table:style-name="Table7.A1" table:number-columns-spanned="3" office:value-type="string">
            <text:p text:style-name="P14">PRE-1 The Programmer is logged in into Bug management system.<text:span text:style-name="T4"/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2"><text:span text:style-name="T4">Postconditions</text:span><text:span text:style-name="T4"/></text:p>
          </table:table-cell>
          <table:table-cell table:style-name="Table7.A1" table:number-columns-spanned="3" office:value-type="string">
            <text:p text:style-name="P14">POST-1 The bug is marked with status: SOLVED into system.<text:span text:style-name="T4"/></text:p>
            <text:p text:style-name="P14">POST-2 All windows of the logged in programmers must be updated, and the bug must be eliminated from all lists.<text:span text:style-name="T4"/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2"><text:span text:style-name="T4">Normal flow</text:span><text:span text:style-name="T4"/></text:p>
          </table:table-cell>
          <table:table-cell table:style-name="Table7.A1" table:number-columns-spanned="3" office:value-type="string">
            <text:p text:style-name="P14">1. On the main window of the app there is a list of all bugs. The bugs<text:span text:style-name="T4"/></text:p>
            <text:p text:style-name="P14"><text:span text:style-name="T9">may be</text:span> ordered in descending order of priority.<text:span text:style-name="T4"/></text:p>
            <text:p text:style-name="P14">2. The programmer selects the solved bug by clicked the bug from list.<text:span text:style-name="T4"/></text:p>
            <text:p text:style-name="P14">3. He presses on “bug solved” button.<text:span text:style-name="T4"/></text:p>
            <text:p text:style-name="P14">4. A new confirmation window with 2 buttons(“Cancel and Confirm”) is displayed.<text:span text:style-name="T4"/></text:p>
            <text:p text:style-name="P14">5. If the programmer presses “Confirm” button then continue with the Normal flow. If he presses “Cancel” button then GO TO step 2.<text:span text:style-name="T4"/></text:p>
            <text:p text:style-name="P14">6. The list with bugs is updated and the selected bug is eliminated.<text:span text:style-name="T4"/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2"><text:span text:style-name="T4">Alternative flows</text:span><text:span text:style-name="T4"/></text:p>
          </table:table-cell>
          <table:table-cell table:style-name="Table7.A1" table:number-columns-spanned="3" office:value-type="string">
            <text:p text:style-name="P14">1. The programmer presses “Cancel” button in the confirmation window.<text:span text:style-name="T4"/></text:p>
            <text:p text:style-name="P14"><text:s text:c="3"/>Return to step 2 of Normal Flow.<text:span text:style-name="T4"/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2"><text:span text:style-name="T4">Exceptions</text:span><text:span text:style-name="T4"/></text:p>
          </table:table-cell>
          <table:table-cell table:style-name="Table7.A1" table:number-columns-spanned="3" office:value-type="string">
            <text:p text:style-name="P14">1. There was another programmer who managed to solve the bug a bit earlier and the window didn’t had enough time to update. In this case a new window is displayed having the message: Bug already solved.<text:span text:style-name="T4"/></text:p>
          </table:table-cell>
          <table:covered-table-cell/>
          <table:covered-table-cell/>
        </table:table-row>
      </table:table>
      <text:p text:style-name="P2"/>
      <text:p text:style-name="P8"/>
      <table:table table:name="Table4" table:style-name="Table4">
        <table:table-column table:style-name="Table4.A" table:number-columns-repeated="4"/>
        <text:soft-page-break/>
        <table:table-row table:style-name="Table4.1">
          <table:table-cell table:style-name="Table4.A1" office:value-type="string">
            <text:p text:style-name="P13"><text:span text:style-name="T4">ID and name</text:span><text:span text:style-name="T4"/></text:p>
          </table:table-cell>
          <table:table-cell table:style-name="Table4.A1" table:number-columns-spanned="3" office:value-type="string">
            <text:p text:style-name="P6">U<text:span text:style-name="T9">C</text:span>-<text:span text:style-name="T9">3</text:span> <text:span text:style-name="T9">Tester removes a bug</text:span><text:span text:style-name="T4"/></text:p>
          </table:table-cell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13"><text:span text:style-name="T4">Primary actor</text:span><text:span text:style-name="T4"/></text:p>
          </table:table-cell>
          <table:table-cell table:style-name="Table4.A1" office:value-type="string">
            <text:p text:style-name="P16">Tester<text:span text:style-name="T4"/></text:p>
          </table:table-cell>
          <table:table-cell table:style-name="Table4.A1" office:value-type="string">
            <text:p text:style-name="P13"><text:span text:style-name="T4">Secondary actors</text:span><text:span text:style-name="T4"/></text:p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13"><text:span text:style-name="T4">Description</text:span><text:span text:style-name="T4"/></text:p>
          </table:table-cell>
          <table:table-cell table:style-name="Table4.A1" table:number-columns-spanned="3" office:value-type="string">
            <text:p text:style-name="P20"><text:span text:style-name="T5">The tester wants to remove a bug</text:span><text:span text:style-name="T4"/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3"><text:span text:style-name="T4">Trigger</text:span><text:span text:style-name="T4"/></text:p>
          </table:table-cell>
          <table:table-cell table:style-name="Table4.A1" table:number-columns-spanned="3" office:value-type="string">
            <text:p text:style-name="P6">The <text:span text:style-name="T9">tester wants to remove a bug that he added.</text:span><text:span text:style-name="T4"/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3"><text:span text:style-name="T4">Preconditions</text:span><text:span text:style-name="T4"/></text:p>
          </table:table-cell>
          <table:table-cell table:style-name="Table4.A1" table:number-columns-spanned="3" office:value-type="string">
            <text:p text:style-name="P6">PRE-1 The <text:span text:style-name="T9">tester</text:span> is logged in into Bug management system.<text:span text:style-name="T4"/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3"><text:span text:style-name="T4">Postconditions</text:span><text:span text:style-name="T4"/></text:p>
          </table:table-cell>
          <table:table-cell table:style-name="Table4.A1" table:number-columns-spanned="3" office:value-type="string">
            <text:p text:style-name="P6">POST-1 The bug is <text:span text:style-name="T9">removed from the system, if the bug was added by the same tester.</text:span><text:span text:style-name="T4"/></text:p>
            <text:p text:style-name="P6">POST-2 All windows of the logged in programmers <text:span text:style-name="T9">and testers</text:span> must be updated, and the bug must be eliminated from all lists.<text:span text:style-name="T4"/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3"><text:span text:style-name="T4">Normal flow</text:span><text:span text:style-name="T4"/></text:p>
          </table:table-cell>
          <table:table-cell table:style-name="Table4.A1" table:number-columns-spanned="3" office:value-type="string">
            <text:p text:style-name="P6">1. On the main window of the app there is a list of all bugs. The bugs<text:span text:style-name="T4"/></text:p>
            <text:p text:style-name="P6"><text:span text:style-name="T9">may be</text:span> ordered in descending order of priority.<text:span text:style-name="T4"/></text:p>
            <text:p text:style-name="P6">2. The <text:span text:style-name="T9">tester</text:span> selects the <text:span text:style-name="T9">bug he wants to remove.</text:span><text:span text:style-name="T4"/></text:p>
            <text:p text:style-name="P6">3. <text:span text:style-name="T9">The tester presses</text:span> on “<text:span text:style-name="T9">remove </text:span>bug” button.<text:span text:style-name="T4"/></text:p>
            <text:p text:style-name="P6">4. A new confirmation window with 2 buttons(“Cancel and Confirm”) is displayed.<text:span text:style-name="T4"/></text:p>
            <text:p text:style-name="P6">5. If the <text:span text:style-name="T9">tester</text:span> presses “Confirm” button then continue with the Normal flow. If he presses “Cancel” button then GO TO step 2.<text:span text:style-name="T4"/></text:p>
            <text:p text:style-name="P6">6. The list with bugs is updated and the selected bug is eliminated.<text:span text:style-name="T4"/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3"><text:span text:style-name="T4">Alternative flows</text:span><text:span text:style-name="T4"/></text:p>
          </table:table-cell>
          <table:table-cell table:style-name="Table4.A1" table:number-columns-spanned="3" office:value-type="string">
            <text:p text:style-name="P6">1. The <text:span text:style-name="T9">tester</text:span> presses “Cancel” button in the confirmation window.<text:span text:style-name="T4"/></text:p>
            <text:p text:style-name="P6"><text:s text:c="3"/>Return to step 2 of Normal Flow.<text:span text:style-name="T4"/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3"><text:span text:style-name="T4">Exceptions</text:span><text:span text:style-name="T4"/></text:p>
          </table:table-cell>
          <table:table-cell table:style-name="Table4.A1" table:number-columns-spanned="3" office:value-type="string">
            <text:p text:style-name="P6">1. <text:span text:style-name="T9">The selected bug was not added by the same tester. In this case, a new window appears informing the tester that the bug he wants to remove was added by another tester and he can not remove it. The use case is terminated.</text:span><text:span text:style-name="T4"/></text:p>
          </table:table-cell>
          <table:covered-table-cell/>
          <table:covered-table-cell/>
        </table:table-row>
      </table:table>
      <text:p text:style-name="P8"/>
      <text:p text:style-name="P8"/>
      <text:p text:style-name="P8"/>
      <text:p text:style-name="P8"/>
      <text:p text:style-name="P8"/>
      <table:table table:name="Table5" table:style-name="Table5">
        <table:table-column table:style-name="Table5.A" table:number-columns-repeated="4"/>
        <table:table-row table:style-name="Table5.1">
          <table:table-cell table:style-name="Table5.A1" office:value-type="string">
            <text:p text:style-name="P13"><text:span text:style-name="T4">ID and name</text:span><text:span text:style-name="T4"/></text:p>
          </table:table-cell>
          <table:table-cell table:style-name="Table5.A1" table:number-columns-spanned="3" office:value-type="string">
            <text:p text:style-name="P6">U<text:span text:style-name="T9">C</text:span>-<text:span text:style-name="T9">4</text:span> <text:span text:style-name="T9">Visualise all bugs</text:span><text:span text:style-name="T4"/></text:p>
          </table:table-cell>
          <table:covered-table-cell/>
          <table:covered-table-cell/>
        </table:table-row>
        <text:soft-page-break/>
        <table:table-row table:style-name="Table5.2">
          <table:table-cell table:style-name="Table5.A1" office:value-type="string">
            <text:p text:style-name="P13"><text:span text:style-name="T4">Primary actor</text:span><text:span text:style-name="T4"/></text:p>
          </table:table-cell>
          <table:table-cell table:style-name="Table5.A1" office:value-type="string">
            <text:p text:style-name="P16">Tester, Programmer<text:span text:style-name="T4"/></text:p>
          </table:table-cell>
          <table:table-cell table:style-name="Table5.A1" office:value-type="string">
            <text:p text:style-name="P13"><text:span text:style-name="T4">Secondary actors</text:span><text:span text:style-name="T4"/></text:p>
          </table:table-cell>
          <table:table-cell table:style-name="Table5.A1" office:value-type="string">
            <text:p text:style-name="P6"/>
          </table:table-cell>
        </table:table-row>
        <table:table-row table:style-name="Table5.3">
          <table:table-cell table:style-name="Table5.A1" office:value-type="string">
            <text:p text:style-name="P13"><text:span text:style-name="T4">Description</text:span><text:span text:style-name="T4"/></text:p>
          </table:table-cell>
          <table:table-cell table:style-name="Table5.A1" table:number-columns-spanned="3" office:value-type="string">
            <text:p text:style-name="P20"><text:span text:style-name="T5">The tester or/and programmer can visualise all bugs.</text:span><text:span text:style-name="T4"/></text:p>
          </table:table-cell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3"><text:span text:style-name="T4">Trigger</text:span><text:span text:style-name="T4"/></text:p>
          </table:table-cell>
          <table:table-cell table:style-name="Table5.A1" table:number-columns-spanned="3" office:value-type="string">
            <text:p text:style-name="P6">The <text:span text:style-name="T9">tester or/and programmer wants to see all bugs.</text:span><text:span text:style-name="T4"/></text:p>
          </table:table-cell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3"><text:span text:style-name="T4">Preconditions</text:span><text:span text:style-name="T4"/></text:p>
          </table:table-cell>
          <table:table-cell table:style-name="Table5.A1" table:number-columns-spanned="3" office:value-type="string">
            <text:p text:style-name="P6">PRE-1 The <text:span text:style-name="T9">tester or/and programmer</text:span> is/<text:span text:style-name="T9">are</text:span> logged in into Bug management system.<text:span text:style-name="T4"/></text:p>
          </table:table-cell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3"><text:span text:style-name="T4">Postconditions</text:span><text:span text:style-name="T4"/></text:p>
          </table:table-cell>
          <table:table-cell table:style-name="Table5.A1" table:number-columns-spanned="3" office:value-type="string">
            <text:p text:style-name="P6">POST-1 The bug<text:span text:style-name="T9">s are displayed in a table.</text:span><text:span text:style-name="T4"/></text:p>
          </table:table-cell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3"><text:span text:style-name="T4">Normal flow</text:span><text:span text:style-name="T4"/></text:p>
          </table:table-cell>
          <table:table-cell table:style-name="Table5.A1" table:number-columns-spanned="3" office:value-type="string">
            <text:p text:style-name="P16">1. After the tester or/and programmer is logged in, a new window appears displaying all the bugs.<text:span text:style-name="T4"/></text:p>
          </table:table-cell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3"><text:span text:style-name="T4">Alternative flows</text:span><text:span text:style-name="T4"/></text:p>
          </table:table-cell>
          <table:table-cell table:style-name="Table5.A1" table:number-columns-spanned="3" office:value-type="string">
            <text:p text:style-name="P6">1. The <text:span text:style-name="T9">tester</text:span> <text:span text:style-name="T9">or/and programmer can select the “order by priority” checkbox. In this case, all the bugs from the list are ordered by priority.</text:span><text:span text:style-name="T4"/></text:p>
          </table:table-cell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3"><text:span text:style-name="T4">Exceptions</text:span><text:span text:style-name="T4"/></text:p>
          </table:table-cell>
          <table:table-cell table:style-name="Table5.A1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8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13"><text:span text:style-name="T4">ID and name</text:span><text:span text:style-name="T4"/></text:p>
          </table:table-cell>
          <table:table-cell table:style-name="Table6.A1" table:number-columns-spanned="3" office:value-type="string">
            <text:p text:style-name="P6">U<text:span text:style-name="T9">C</text:span>-<text:span text:style-name="T9">5</text:span> <text:span text:style-name="T9">Select a bug for solving</text:span><text:span text:style-name="T4"/></text:p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13"><text:span text:style-name="T4">Primary actor</text:span><text:span text:style-name="T4"/></text:p>
          </table:table-cell>
          <table:table-cell table:style-name="Table6.A1" office:value-type="string">
            <text:p text:style-name="P16"><text:s/>Programmer<text:span text:style-name="T4"/></text:p>
          </table:table-cell>
          <table:table-cell table:style-name="Table6.A1" office:value-type="string">
            <text:p text:style-name="P13"><text:span text:style-name="T4">Secondary actors</text:span><text:span text:style-name="T4"/></text:p>
          </table:table-cell>
          <table:table-cell table:style-name="Table6.A1" office:value-type="string">
            <text:p text:style-name="P6"/>
          </table:table-cell>
        </table:table-row>
        <table:table-row table:style-name="Table6.3">
          <table:table-cell table:style-name="Table6.A1" office:value-type="string">
            <text:p text:style-name="P13"><text:span text:style-name="T4">Description</text:span><text:span text:style-name="T4"/></text:p>
          </table:table-cell>
          <table:table-cell table:style-name="Table6.A1" table:number-columns-spanned="3" office:value-type="string">
            <text:p text:style-name="P20"><text:span text:style-name="T5">The programmer selects a bug he wants to solve.</text:span><text:span text:style-name="T4"/></text:p>
          </table:table-cell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P13"><text:span text:style-name="T4">Trigger</text:span><text:span text:style-name="T4"/></text:p>
          </table:table-cell>
          <table:table-cell table:style-name="Table6.A1" table:number-columns-spanned="3" office:value-type="string">
            <text:p text:style-name="P6">The <text:span text:style-name="T9">programmer wants to solve a bug</text:span><text:span text:style-name="T4"/></text:p>
          </table:table-cell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P13"><text:span text:style-name="T4">Preconditions</text:span><text:span text:style-name="T4"/></text:p>
          </table:table-cell>
          <table:table-cell table:style-name="Table6.A1" table:number-columns-spanned="3" office:value-type="string">
            <text:p text:style-name="P6">PRE-1 The <text:span text:style-name="T9">programmer is logged in the bug management system</text:span><text:span text:style-name="T4"/></text:p>
          </table:table-cell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P13"><text:span text:style-name="T4">Postconditions</text:span><text:span text:style-name="T4"/></text:p>
          </table:table-cell>
          <table:table-cell table:style-name="Table6.A1" table:number-columns-spanned="3" office:value-type="string">
            <text:p text:style-name="P6">POST-1 The <text:span text:style-name="T9">bug is marked with status:”IN PROGRESS”</text:span><text:span text:style-name="T4"/></text:p>
            <text:p text:style-name="P16">POST 2 All lists of the logged in users(tester or programmer) must be updated to reflect that the bug status is “IN PROGRESS”.<text:span text:style-name="T4"/></text:p>
          </table:table-cell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P13"><text:span text:style-name="T4">Normal flow</text:span><text:span text:style-name="T4"/></text:p>
          </table:table-cell>
          <table:table-cell table:style-name="Table6.A1" table:number-columns-spanned="3" office:value-type="string">
            <text:p text:style-name="P16">1. The programmer selects a bug from the list with all bugs.<text:span text:style-name="T4"/></text:p>
            <text:p text:style-name="P16">2. The programmer press on “Mark for solving” button.<text:span text:style-name="T4"/></text:p>
            <text:p text:style-name="P16">3. The bug disappears from the list with all bugs.<text:span text:style-name="T4"/></text:p>
            <text:p text:style-name="P16">4. The bug is added to the list with all selected bugs by the same programmer.<text:span text:style-name="T4"/></text:p>
          </table:table-cell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P13"><text:span text:style-name="T4">Alternative flows</text:span><text:span text:style-name="T4"/></text:p>
          </table:table-cell>
          <table:table-cell table:style-name="Table6.A1" table:number-columns-spanned="3" office:value-type="string">
            <text:p text:style-name="P16">1. <text:span text:style-name="T1">The programmer can select multiple bugs for solving</text:span>.<text:span text:style-name="T4"/></text:p>
            <text:p text:style-name="P16"><text:span text:style-name="T10">1.1 If one of the bugs is already selected, then see </text:span><text:span text:style-name="T1">E1.</text:span><text:span text:style-name="T4"/></text:p>
            <text:p text:style-name="P7">1.2 The bugs that do not encounter <text:span text:style-name="T1">E1 </text:span>are added to the list with bugs selected for solving.</text:p>
          </table:table-cell>
          <table:covered-table-cell/>
          <table:covered-table-cell/>
        </table:table-row>
        <text:soft-page-break/>
        <table:table-row table:style-name="Table6.3">
          <table:table-cell table:style-name="Table6.A1" office:value-type="string">
            <text:p text:style-name="P13"><text:span text:style-name="T4">Exceptions</text:span><text:span text:style-name="T4"/></text:p>
          </table:table-cell>
          <table:table-cell table:style-name="Table6.A1" table:number-columns-spanned="3" office:value-type="string">
            <text:p text:style-name="P6">1. <text:span text:style-name="T3">E1</text:span> There was another programmer who managed to <text:span text:style-name="T9">mark</text:span> the bug <text:span text:style-name="T9">for solving</text:span> a bit earlier and the window didn’t had enough time to update. In this case a new window is displayed having the message: “<text:span text:style-name="T9">Bug {bug name and id} already marked for solving</text:span>”<text:span text:style-name="T4"/></text:p>
          </table:table-cell>
          <table:covered-table-cell/>
          <table:covered-table-cell/>
        </table:table-row>
      </table:table>
      <text:p text:style-name="P5"/>
      <table:table table:name="Table8" table:style-name="Table8">
        <table:table-column table:style-name="Table8.A" table:number-columns-repeated="3"/>
        <table:table-column table:style-name="Table8.D"/>
        <table:table-row table:style-name="Table8.1">
          <table:table-cell table:style-name="Table8.A1" office:value-type="string">
            <text:p text:style-name="P13"><text:span text:style-name="T4">ID and name</text:span><text:span text:style-name="T4"/></text:p>
          </table:table-cell>
          <table:table-cell table:style-name="Table8.A1" table:number-columns-spanned="3" office:value-type="string">
            <text:p text:style-name="P6">U<text:span text:style-name="T9">C</text:span>-<text:span text:style-name="T9">6</text:span> <text:span text:style-name="T9">Visualise all bugs selected for solving</text:span><text:span text:style-name="T4"/></text:p>
          </table:table-cell>
          <table:covered-table-cell/>
          <table:covered-table-cell/>
        </table:table-row>
        <table:table-row table:style-name="Table8.2">
          <table:table-cell table:style-name="Table8.A1" office:value-type="string">
            <text:p text:style-name="P13"><text:span text:style-name="T4">Primary actor</text:span><text:span text:style-name="T4"/></text:p>
          </table:table-cell>
          <table:table-cell table:style-name="Table8.A1" office:value-type="string">
            <text:p text:style-name="P16"><text:s/>Programmer<text:span text:style-name="T4"/></text:p>
          </table:table-cell>
          <table:table-cell table:style-name="Table8.A1" office:value-type="string">
            <text:p text:style-name="P13"><text:span text:style-name="T4">Secondary actors</text:span><text:span text:style-name="T4"/></text:p>
          </table:table-cell>
          <table:table-cell table:style-name="Table8.A1" office:value-type="string">
            <text:p text:style-name="P6"/>
          </table:table-cell>
        </table:table-row>
        <table:table-row table:style-name="Table8.3">
          <table:table-cell table:style-name="Table8.A1" office:value-type="string">
            <text:p text:style-name="P13"><text:span text:style-name="T4">Description</text:span><text:span text:style-name="T4"/></text:p>
          </table:table-cell>
          <table:table-cell table:style-name="Table8.A1" table:number-columns-spanned="3" office:value-type="string">
            <text:p text:style-name="P6">The <text:span text:style-name="T9">programmer wants to see all bugs that he selected for solving.</text:span><text:span text:style-name="T4"/></text:p>
          </table:table-cell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13"><text:span text:style-name="T4">Trigger</text:span><text:span text:style-name="T4"/></text:p>
          </table:table-cell>
          <table:table-cell table:style-name="Table8.A1" table:number-columns-spanned="3" office:value-type="string">
            <text:p text:style-name="P6">The programmer window is open<text:span text:style-name="T9">ed</text:span> after the logged-in successfully and the list with selected bugs for solving appears.<text:span text:style-name="T4"/></text:p>
          </table:table-cell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13"><text:span text:style-name="T4">Preconditions</text:span><text:span text:style-name="T4"/></text:p>
          </table:table-cell>
          <table:table-cell table:style-name="Table8.A1" table:number-columns-spanned="3" office:value-type="string">
            <text:p text:style-name="P6">PRE-1 The <text:span text:style-name="T9">programmer is logged in the bug management system.</text:span><text:span text:style-name="T4"/></text:p>
          </table:table-cell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13"><text:span text:style-name="T4">Postconditions</text:span><text:span text:style-name="T4"/></text:p>
          </table:table-cell>
          <table:table-cell table:style-name="Table8.A1" table:number-columns-spanned="3" office:value-type="string">
            <text:p text:style-name="P6">POST-1 <text:span text:style-name="T9">All the selected bugs with status “IN PROGRESS” that were marked for solving by the same programmer are displayed.</text:span><text:span text:style-name="T4"/></text:p>
          </table:table-cell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13"><text:span text:style-name="T4">Normal flow</text:span><text:span text:style-name="T4"/></text:p>
          </table:table-cell>
          <table:table-cell table:style-name="Table8.A1" table:number-columns-spanned="3" office:value-type="string">
            <text:p text:style-name="P16">1. After the programmer logged-in successfully, the main window appears, and he can see all the bugs that he selected for solving.<text:span text:style-name="T4"/></text:p>
          </table:table-cell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13"><text:span text:style-name="T4">Alternative flows</text:span><text:span text:style-name="T4"/></text:p>
          </table:table-cell>
          <table:table-cell table:style-name="Table8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13"><text:span text:style-name="T4">Exceptions</text:span><text:span text:style-name="T4"/></text:p>
          </table:table-cell>
          <table:table-cell table:style-name="Table8.A1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5"/>
      <text:p text:style-name="P5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3"><text:span text:style-name="T4">ID and name</text:span><text:span text:style-name="T4"/></text:p>
          </table:table-cell>
          <table:table-cell table:style-name="Table9.A1" table:number-columns-spanned="3" office:value-type="string">
            <text:p text:style-name="P6">U<text:span text:style-name="T9">C</text:span>-<text:span text:style-name="T9">7</text:span> <text:span text:style-name="T9">Authentication</text:span><text:span text:style-name="T4"/></text:p>
          </table:table-cell>
          <table:covered-table-cell/>
          <table:covered-table-cell/>
        </table:table-row>
        <table:table-row table:style-name="Table9.2">
          <table:table-cell table:style-name="Table9.A1" office:value-type="string">
            <text:p text:style-name="P13"><text:span text:style-name="T4">Primary actor</text:span><text:span text:style-name="T4"/></text:p>
          </table:table-cell>
          <table:table-cell table:style-name="Table9.A1" office:value-type="string">
            <text:p text:style-name="P16"><text:s/>Programmer/Tester<text:span text:style-name="T4"/></text:p>
          </table:table-cell>
          <table:table-cell table:style-name="Table9.A1" office:value-type="string">
            <text:p text:style-name="P13"><text:span text:style-name="T4">Secondary actors</text:span><text:span text:style-name="T4"/></text:p>
          </table:table-cell>
          <table:table-cell table:style-name="Table9.A1" office:value-type="string">
            <text:p text:style-name="P6"/>
          </table:table-cell>
        </table:table-row>
        <table:table-row table:style-name="Table9.3">
          <table:table-cell table:style-name="Table9.A1" office:value-type="string">
            <text:p text:style-name="P13"><text:span text:style-name="T4">Description</text:span><text:span text:style-name="T4"/></text:p>
          </table:table-cell>
          <table:table-cell table:style-name="Table9.A1" table:number-columns-spanned="3" office:value-type="string">
            <text:p text:style-name="P6">The <text:span text:style-name="T9">programmer/tester wants to log-in</text:span><text:span text:style-name="T4"/></text:p>
          </table:table-cell>
          <table:covered-table-cell/>
          <table:covered-table-cell/>
        </table:table-row>
        <table:table-row table:style-name="Table9.3">
          <table:table-cell table:style-name="Table9.A1" office:value-type="string">
            <text:p text:style-name="P13"><text:span text:style-name="T4">Trigger</text:span><text:span text:style-name="T4"/></text:p>
          </table:table-cell>
          <table:table-cell table:style-name="Table9.A1" table:number-columns-spanned="3" office:value-type="string">
            <text:p text:style-name="P6">The programmer/<text:span text:style-name="T9">tester intend to log-in</text:span><text:span text:style-name="T4"/></text:p>
          </table:table-cell>
          <table:covered-table-cell/>
          <table:covered-table-cell/>
        </table:table-row>
        <table:table-row table:style-name="Table9.3">
          <table:table-cell table:style-name="Table9.A1" office:value-type="string">
            <text:p text:style-name="P13"><text:span text:style-name="T4">Preconditions</text:span><text:span text:style-name="T4"/></text:p>
          </table:table-cell>
          <table:table-cell table:style-name="Table9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3">
          <table:table-cell table:style-name="Table9.A1" office:value-type="string">
            <text:p text:style-name="P13"><text:span text:style-name="T4">Postconditions</text:span><text:span text:style-name="T4"/></text:p>
          </table:table-cell>
          <table:table-cell table:style-name="Table9.A1" table:number-columns-spanned="3" office:value-type="string">
            <text:p text:style-name="P6">POST-1 <text:span text:style-name="T9">The user is logged-in.</text:span><text:span text:style-name="T4"/></text:p>
          </table:table-cell>
          <table:covered-table-cell/>
          <table:covered-table-cell/>
        </table:table-row>
        <table:table-row table:style-name="Table9.3">
          <table:table-cell table:style-name="Table9.A1" office:value-type="string">
            <text:p text:style-name="P13"><text:span text:style-name="T4">Normal flow</text:span><text:span text:style-name="T4"/></text:p>
          </table:table-cell>
          <table:table-cell table:style-name="Table9.A1" table:number-columns-spanned="3" office:value-type="string">
            <text:p text:style-name="P16">1. The log-in form appears.<text:span text:style-name="T4"/></text:p>
            <text:p text:style-name="P16">2. The user introduces his name and password.<text:span text:style-name="T4"/></text:p>
            <text:p text:style-name="P16">3. The user presses “log-in” button.<text:span text:style-name="T4"/></text:p>
            <text:p text:style-name="P16">4. The main window is opened.<text:span text:style-name="T4"/></text:p>
          </table:table-cell>
          <table:covered-table-cell/>
          <table:covered-table-cell/>
        </table:table-row>
        <text:soft-page-break/>
        <table:table-row table:style-name="Table9.3">
          <table:table-cell table:style-name="Table9.A1" office:value-type="string">
            <text:p text:style-name="P13"><text:span text:style-name="T4">Alternative flows</text:span><text:span text:style-name="T4"/></text:p>
          </table:table-cell>
          <table:table-cell table:style-name="Table9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9.3">
          <table:table-cell table:style-name="Table9.A1" office:value-type="string">
            <text:p text:style-name="P13"><text:span text:style-name="T4">Exceptions</text:span><text:span text:style-name="T4"/></text:p>
          </table:table-cell>
          <table:table-cell table:style-name="Table9.A1" table:number-columns-spanned="3" office:value-type="string">
            <text:p text:style-name="P16">1. The username or password is incorrect.<text:span text:style-name="T4"/></text:p>
            <text:p text:style-name="P16"><text:s text:c="6"/>1.1 <text:s/>Display “Incorrect username or password” to the user.<text:span text:style-name="T4"/></text:p>
            <text:p text:style-name="P16"><text:s text:c="6"/>1.2 return to step 1 of the normal flow.<text:span text:style-name="T4"/></text:p>
          </table:table-cell>
          <table:covered-table-cell/>
          <table:covered-table-cell/>
        </table:table-row>
      </table:table>
      <text:p text:style-name="P5"/>
      <text:p text:style-name="P9">First <text:span text:style-name="T11">i</text:span>teration: UC-7, UC-4, UC-1</text:p>
      <text:p text:style-name="P9">Second iteration: UC-5, UC-3</text:p>
      <text:p text:style-name="P9">Third iteration: UC-2, UC-6</text:p>
      <text:p text:style-name="P5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.1945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Footnote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139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1</meta:editing-cycles>
    <meta:creation-date>2023-02-27T07:46:00</meta:creation-date>
    <dc:date>2023-03-27T13:46:08.157256860</dc:date>
    <meta:editing-duration>PT3H31M23S</meta:editing-duration>
    <meta:generator>LibreOffice/7.5.1.2$Linux_X86_64 LibreOffice_project/50$Build-2</meta:generator>
    <meta:document-statistic meta:table-count="7" meta:image-count="0" meta:object-count="0" meta:page-count="6" meta:paragraph-count="168" meta:word-count="1259" meta:character-count="7242" meta:non-whitespace-character-count="6126"/>
    <meta:user-defined meta:name="AppVersion">16.0000</meta:user-defined>
    <meta:user-defined meta:name="ContentTypeId">0x01010001BB6E54503F234D91856D505BFA397B</meta:user-defined>
    <meta:template xlink:type="simple" xlink:actuate="onRequest" xlink:title="Normal" xlink:href=""/>
  </office:meta>
</office:document-meta>
</file>